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163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ySQL installation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MySQL tutorial</text:span></text:p>
            <text:p text:style-name="P1"><text:span text:style-name="T1">Data is stored in a collection of tables with each table consisting of a set of rows and columns. This is similar to how data is stored in SQLite. <text:s text:c="2"/>To interact with the data </text:span><text:span text:style-name="T2">stored</text:span><text:span text:style-name="T1"> in tables we use a special-purpose programming language called SQL.</text:span></text:p>
            <text:p text:style-name="P1"><text:span text:style-name="T1"/></text:p>
            <text:p text:style-name="P1"><text:span text:style-name="T1">Step 1: Install MySQL</text:span></text:p>
            <text:p text:style-name="P1"><text:span text:style-name="T1">First you must install a MySQL driver, use the specific installation method below.</text:span></text:p>
            <text:p text:style-name="P1"><text:span text:style-name="T1"/></text:p>
            <text:p text:style-name="P1"><text:span text:style-name="T1">On Windows:</text:span></text:p>
            <text:p text:style-name="P1"><text:span text:style-name="T1">Install MySQLdb using below link</text:span></text:p>
            <text:p text:style-name="P1"><text:span text:style-name="T1">http://sourceforge.net/projects/mysql-python/files/mysql-python/1.2.3/MySQL-python-1.2.3.win32-py2.7.msi/download.</text:span></text:p>
            <text:p text:style-name="P1"><text:span text:style-name="T1"/></text:p>
            <text:p text:style-name="P1"><text:span text:style-name="T1">On Linux:</text:span></text:p>
            <text:p text:style-name="P1"><text:span text:style-name="T1">Install MySQLdb using:</text:span></text:p>
            <text:p text:style-name="P1"><text:span text:style-name="T1"/></text:p>
            <text:p text:style-name="P1"><text:span text:style-name="T1">sudo apt-get install python-mysqldb</text:span></text:p>
            <text:p text:style-name="P1"><text:span text:style-name="T1">yum install mysql-python</text:span></text:p>
            <text:p text:style-name="P1"><text:span text:style-name="T1">depending on your version.</text:span></text:p>
            <text:p text:style-name="P1"><text:span text:style-name="T1"/></text:p>
            <text:p text:style-name="P1"><text:span text:style-name="T1">On Mac:</text:span></text:p>
            <text:p text:style-name="P1"><text:span text:style-name="T1">Follow the installation instructions from stackoverfl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4" draw:layer="layout" svg:width="25.199cm" svg:height="1.163cm" svg:x="1.4cm" svg:y="0.837cm" presentation:class="title" presentation:user-transformed="true">
          <draw:text-box>
            <text:p text:style-name="P4"><text:span text:style-name="T2">Setup the database</text:span></text:p>
          </draw:text-box>
        </draw:frame>
        <draw:frame presentation:style-name="pr5" draw:text-style-name="P6" draw:layer="layout" svg:width="25.199cm" svg:height="16.651cm" svg:x="1.4cm" svg:y="2.666cm">
          <draw:text-box>
            <text:p text:style-name="P5"><text:span text:style-name="T3">Make sure you have database access, from the command line type:</text:span></text:p>
            <text:p text:style-name="P5"><text:span text:style-name="T3"/></text:p>
            <text:p text:style-name="P5"><text:span text:style-name="T4">mysql -u USERNAME -p</text:span></text:p>
            <text:p text:style-name="P5"><text:span text:style-name="T3">MySQL will then ask your password. <text:s/>Type these commands:</text:span></text:p>
            <text:p text:style-name="P5"><text:span text:style-name="T3"/></text:p>
            <text:p text:style-name="P5"><text:span text:style-name="T3">mysql&amp;gt; CREATE DATABASE pythonspot;</text:span></text:p>
            <text:p text:style-name="P5"><text:span text:style-name="T3">mysql&amp;gt; USE pythonspot;</text:span></text:p>
            <text:p text:style-name="P5"><text:span text:style-name="T3">We go on the create the table:</text:span></text:p>
            <text:p text:style-name="P5"><text:span text:style-name="T3"/></text:p>
            <text:p text:style-name="P5"><text:span text:style-name="T4">CREATE TABLE IF NOT EXISTS examples (</text:span></text:p>
            <text:p text:style-name="P5"><text:span text:style-name="T4"><text:s text:c="2"/></text:span><text:span text:style-name="T4">id int(11) NOT NULL AUTO_INCREMENT,</text:span></text:p>
            <text:p text:style-name="P5"><text:span text:style-name="T4"><text:s text:c="2"/></text:span><text:span text:style-name="T4">description varchar(45),</text:span></text:p>
            <text:p text:style-name="P5"><text:span text:style-name="T4"><text:s text:c="2"/></text:span><text:span text:style-name="T4">PRIMARY KEY (id)</text:span></text:p>
            <text:p text:style-name="P5"><text:span text:style-name="T4">);</text:span></text:p>
            <text:p text:style-name="P5"><text:span text:style-name="T3">Then we can insert data into the table (these are SQL queries):</text:span></text:p>
            <text:p text:style-name="P5"><text:span text:style-name="T3"/></text:p>
            <text:p text:style-name="P5"><text:span text:style-name="T4">INSERT INTO examples(description) VALUES ("Hello World");</text:span></text:p>
            <text:p text:style-name="P5"><text:span text:style-name="T4">INSERT INTO examples(description) VALUES ("MySQL Example");</text:span></text:p>
            <text:p text:style-name="P5"><text:span text:style-name="T4">INSERT INTO examples(description) VALUES ("Flask Example");</text:span></text:p>
            <text:p text:style-name="P5"><text:span text:style-name="T3">You can now grab all records from the table using a SQL query:</text:span></text:p>
            <text:p text:style-name="P5"><text:span text:style-name="T3"/></text:p>
            <text:p text:style-name="P5"><text:span text:style-name="T3">mysql&amp;gt;</text:span><text:span text:style-name="T4"> SELECT * FROM examples</text:span><text:span text:style-name="T3">;</text:span></text:p>
            <text:p text:style-name="P5"><text:span text:style-name="T3">+----+---------------+</text:span></text:p>
            <text:p text:style-name="P5"><text:span text:style-name="T3">| id | description <text:s text:c="2"/>|</text:span></text:p>
            <text:p text:style-name="P5"><text:span text:style-name="T3">+----+---------------+</text:span></text:p>
            <text:p text:style-name="P5"><text:span text:style-name="T3">| <text:s/>1 | Hello World <text:s text:c="2"/>|</text:span></text:p>
            <text:p text:style-name="P5"><text:span text:style-name="T3">| <text:s/>2 | MySQL Example |</text:span></text:p>
            <text:p text:style-name="P5"><text:span text:style-name="T3">| <text:s/>3 | Flask Example |</text:span></text:p>
            <text:p text:style-name="P5"><text:span text:style-name="T3">+----+---------------+</text:span></text:p>
            <text:p text:style-name="P5"><text:span text:style-name="T3">3 rows in set (0.01 se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17:34:19.069857819</meta:creation-date>
    <dc:date>2019-02-27T17:41:54.145852475</dc:date>
    <meta:editing-duration>PT7M36S</meta:editing-duration>
    <meta:editing-cycles>3</meta:editing-cycles>
    <meta:generator>LibreOffice/5.1.6.2$Linux_X86_64 LibreOffice_project/10m0$Build-2</meta:generator>
    <meta:document-statistic meta:object-count="29"/>
  </office:meta>
</office:document-meta>
</file>